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erif_2.ttf" manifest:media-type="application/x-font-ttf"/>
  <manifest:file-entry manifest:full-path="Fonts/Font_Courier_New_1.ttf" manifest:media-type="application/x-font-ttf"/>
  <manifest:file-entry manifest:full-path="Fonts/Font_Courier_New_2.ttf" manifest:media-type="application/x-font-ttf"/>
  <manifest:file-entry manifest:full-path="Fonts/Font_Courier_New_3.ttf" manifest:media-type="application/x-font-ttf"/>
  <manifest:file-entry manifest:full-path="Fonts/Font_Courier_New_4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Semibold_1.ttf" manifest:media-type="application/x-font-ttf"/>
  <manifest:file-entry manifest:full-path="Fonts/Font_Tahoma_1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Source Code Pro Semibold1" svg:font-family="'Source Code Pro Semibold'" style:font-adornments="Regular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7" style:family="table">
      <style:table-properties style:width="11.093cm" table:align="center" style:writing-mode="lr-tb"/>
    </style:style>
    <style:style style:name="Таблица17.A" style:family="table-column">
      <style:table-column-properties style:column-width="2.609cm"/>
    </style:style>
    <style:style style:name="Таблица17.B" style:family="table-column">
      <style:table-column-properties style:column-width="2.191cm"/>
    </style:style>
    <style:style style:name="Таблица17.C" style:family="table-column">
      <style:table-column-properties style:column-width="2.193cm"/>
    </style:style>
    <style:style style:name="Таблица17.D" style:family="table-column">
      <style:table-column-properties style:column-width="1.815cm"/>
    </style:style>
    <style:style style:name="Таблица17.E" style:family="table-column">
      <style:table-column-properties style:column-width="2.286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8" style:family="table">
      <style:table-properties style:width="16.9cm" fo:margin-left="-0.199cm" table:align="left" style:writing-mode="lr-tb"/>
    </style:style>
    <style:style style:name="Таблица18.A" style:family="table-column">
      <style:table-column-properties style:column-width="2.374cm"/>
    </style:style>
    <style:style style:name="Таблица18.B" style:family="table-column">
      <style:table-column-properties style:column-width="6.463cm"/>
    </style:style>
    <style:style style:name="Таблица18.C" style:family="table-column">
      <style:table-column-properties style:column-width="8.063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b09864" officeooo:paragraph-rsid="00b09864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Заголовок_20_1_20_титул">
      <style:text-properties officeooo:rsid="00b09864" officeooo:paragraph-rsid="00b09864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paragraph-rsid="00965ec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1" style:family="paragraph" style:parent-style-name="Heading_20_2">
      <style:paragraph-properties fo:break-before="page"/>
      <style:text-properties officeooo:paragraph-rsid="00b09864"/>
    </style:style>
    <style:style style:name="P22" style:family="paragraph" style:parent-style-name="Heading_20_2">
      <style:text-properties officeooo:paragraph-rsid="00b09864"/>
    </style:style>
    <style:style style:name="P23" style:family="paragraph" style:parent-style-name="Text_20_body">
      <style:text-properties style:font-name="Source Code Pro Semibold"/>
    </style:style>
    <style:style style:name="P24" style:family="paragraph" style:parent-style-name="Мой_20_код">
      <style:text-properties style:font-name="Source Code Pro Semibold"/>
    </style:style>
    <style:style style:name="P25" style:family="paragraph" style:parent-style-name="Мой_20_код">
      <style:text-properties style:font-name="Source Code Pro Semibold" fo:language="en" fo:country="US" officeooo:paragraph-rsid="00b09864" style:font-name-complex="Courier New"/>
    </style:style>
    <style:style style:name="P26" style:family="paragraph" style:parent-style-name="Мой_20_код">
      <style:text-properties style:font-name="Source Code Pro Semibold" officeooo:paragraph-rsid="00b09864"/>
    </style:style>
    <style:style style:name="P27" style:family="paragraph" style:parent-style-name="Standard">
      <style:paragraph-properties fo:text-align="justify" style:justify-single-word="false"/>
      <style:text-properties officeooo:paragraph-rsid="00b09864"/>
    </style:style>
    <style:style style:name="P28" style:family="paragraph" style:parent-style-name="Standard">
      <style:paragraph-properties fo:text-align="justify" style:justify-single-word="false" style:snap-to-layout-grid="false"/>
      <style:text-properties officeooo:paragraph-rsid="00b09864"/>
    </style:style>
    <style:style style:name="P29" style:family="paragraph" style:parent-style-name="Standard">
      <style:paragraph-properties fo:text-align="justify" style:justify-single-word="false" style:snap-to-layout-grid="false"/>
      <style:text-properties fo:language="en" fo:country="US" officeooo:paragraph-rsid="00b09864"/>
    </style:style>
    <style:style style:name="P30" style:family="paragraph" style:parent-style-name="Standard">
      <style:paragraph-properties fo:text-align="justify" style:justify-single-word="false"/>
      <style:text-properties fo:language="none" fo:country="none" officeooo:paragraph-rsid="00b09864" style:language-asian="none" style:country-asian="none"/>
    </style:style>
    <style:style style:name="P31" style:family="paragraph">
      <loext:graphic-properties draw:fill="solid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fo:text-align="center"/>
      <style:text-properties fo:font-size="24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b09864"/>
    </style:style>
    <style:style style:name="P34" style:family="paragraph" style:parent-style-name="Standard">
      <style:paragraph-properties fo:text-align="justify" style:justify-single-word="false"/>
      <style:text-properties fo:language="en" fo:country="US" officeooo:paragraph-rsid="00b09864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 officeooo:paragraph-rsid="00b09864"/>
    </style:style>
    <style:style style:name="P3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officeooo:paragraph-rsid="00b09864"/>
    </style:style>
    <style:style style:name="P37" style:family="paragraph" style:parent-style-name="Мой_20_код">
      <style:text-properties style:font-name="Source Code Pro Semibold1"/>
    </style:style>
    <style:style style:name="P38" style:family="paragraph" style:parent-style-name="Мой_20_код">
      <style:text-properties style:font-name="Source Code Pro Semibold" officeooo:paragraph-rsid="00b0d930"/>
    </style:style>
    <style:style style:name="P39" style:family="paragraph" style:parent-style-name="Text_20_body" style:list-style-name="WW8Num60"/>
    <style:style style:name="P40" style:family="paragraph" style:parent-style-name="Text_20_body" style:list-style-name="WW8Num22"/>
    <style:style style:name="P41" style:family="paragraph" style:parent-style-name="Standard">
      <style:text-properties officeooo:paragraph-rsid="00b09864"/>
    </style:style>
    <style:style style:name="P42" style:family="paragraph" style:parent-style-name="Text_20_body">
      <style:text-properties officeooo:rsid="00a5c85e" officeooo:paragraph-rsid="00a5c85e"/>
    </style:style>
    <style:style style:name="P43" style:family="paragraph" style:parent-style-name="Text_20_body">
      <style:text-properties officeooo:paragraph-rsid="008ed1db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fo:language="en" fo:country="US" officeooo:rsid="00b1fbe7"/>
    </style:style>
    <style:style style:name="T3" style:family="text">
      <style:text-properties fo:font-variant="normal" fo:text-transform="none" fo:color="#000000" loext:opacity="100%" style:font-name="PT Astra Serif2" fo:font-size="20.7999992370605pt" fo:letter-spacing="normal" fo:language="en" fo:country="US" fo:font-style="normal" fo:font-weight="bold" officeooo:rsid="00965ec2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fo:font-variant="normal" fo:text-transform="none" fo:color="#000000" loext:opacity="100%" style:font-name="PT Astra Serif2" fo:font-size="20.7999992370605pt" fo:letter-spacing="normal" fo:language="en" fo:country="US" fo:font-style="normal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0160dc7"/>
    </style:style>
    <style:style style:name="T10" style:family="text">
      <style:text-properties officeooo:rsid="00b09864"/>
    </style:style>
    <style:style style:name="T11" style:family="text">
      <style:text-properties fo:language="ru" fo:country="RU" officeooo:rsid="005e1027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9bf97" style:font-style-asian="normal" style:font-style-complex="normal"/>
    </style:style>
    <style:style style:name="T14" style:family="text">
      <style:text-properties fo:font-style="normal" officeooo:rsid="005e1027" style:font-style-asian="normal" style:font-style-complex="normal"/>
    </style:style>
    <style:style style:name="T15" style:family="text">
      <style:text-properties fo:language="en" fo:country="US"/>
    </style:style>
    <style:style style:name="T16" style:family="text">
      <style:text-properties style:font-name-complex="Courier New"/>
    </style:style>
    <style:style style:name="T17" style:family="text">
      <style:text-properties fo:language="en" fo:country="US" style:font-name-complex="Courier New"/>
    </style:style>
    <style:style style:name="T18" style:family="text">
      <style:text-properties style:font-name="Courier New" fo:language="en" fo:country="US" style:font-name-complex="Courier New"/>
    </style:style>
    <style:style style:name="T19" style:family="text">
      <style:text-properties style:font-name="Courier New" style:font-name-complex="Courier New"/>
    </style:style>
    <style:style style:name="T20" style:family="text">
      <style:text-properties fo:language="ru" fo:country="RU" officeooo:rsid="00b33831"/>
    </style:style>
    <style:style style:name="T21" style:family="text">
      <style:text-properties style:font-name="PT Astra Serif2" fo:font-size="18.3999996185303pt" fo:font-style="normal" fo:font-weight="bold" officeooo:rsid="0098faa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2" style:family="text">
      <style:text-properties officeooo:rsid="00b0d930"/>
    </style:style>
    <style:style style:name="gr1" style:family="graphic">
      <style:graphic-properties style:writing-mode="lr-tb" loext:decorative="false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3.463cm" fo:min-width="0cm" fo:padding-top="0.229cm" fo:padding-bottom="0.229cm" fo:padding-left="0.441cm" fo:padding-right="0.441cm" fo:wrap-option="wrap" draw:shadow="hidden" style:writing-mode="lr-tb" loext:decorative="false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loext:decorative="false" style:run-through="foreground"/>
    </style:style>
    <style:style style:name="gr5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СИСТЕМНОЕ ПРОГРАММИРОВАНИЕ</text:p>
      <text:p text:style-name="P8"/>
      <text:p text:style-name="P8"/>
      <text:p text:style-name="P9">ЛАБОРАТОРНАЯ РАБОТА №<text:span text:style-name="T2">5</text:span></text:p>
      <text:p text:style-name="P10">по теме:</text:p>
      <text:p text:style-name="P11"><text:span text:style-name="T3">Д</text:span><text:span text:style-name="T4">инамические массивы</text:span></text:p>
      <text:p text:style-name="P12"/>
      <text:p text:style-name="P12"/>
      <text:p text:style-name="P13"><text:span text:style-name="T5">Выполн</text:span><text:span text:style-name="T6">ил:</text:span><text:span text:style-name="T7"> </text:span></text:p>
      <text:p text:style-name="P13"><text:span text:style-name="T8">студент ЕПК,</text:span> <text:span text:style-name="T8">группа</text:span> </text:p>
      <text:p text:style-name="P14">ФИО</text:p>
      <text:p text:style-name="P15"/>
      <text:p text:style-name="P16"><text:span text:style-name="T8">Проверил</text:span>:</text:p>
      <text:p text:style-name="P17"><text:span text:style-name="T8">преподаватель</text:span><text:span text:style-name="T9"> </text:span><text:span text:style-name="T10">специальных </text:span><text:span text:style-name="T11">дисциплины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4"/>
      <text:p text:style-name="P4"/>
      <text:p text:style-name="P4"/>
      <text:p text:style-name="P20"><text:span text:style-name="Emphasis"/></text:p>
      <text:p text:style-name="P4">Ейск <text:span text:style-name="Emphasis"><text:span text:style-name="T12">20</text:span></text:span><text:span text:style-name="Emphasis"><text:span text:style-name="T13">2</text:span></text:span><text:span text:style-name="Emphasis"><text:span text:style-name="T14">4</text:span></text:span></text:p>
      <text:h text:style-name="P21" text:outline-level="2">1. Цель работы:</text:h>
      <text:p text:style-name="Text_20_body"><text:tab/>Получить практические навыки выделения, перераспределения и освобождение памяти при работе с динамическими массивами</text:p>
      <text:h text:style-name="P22" text:outline-level="2">2. Теоретические сведения</text:h>
      <text:p text:style-name="Text_20_body"><text:tab/>Для работы с динамической памятью используют указатели. С их помощью осуществляется доступ к участкам динамической памяти, которые называются динамическими переменными. <text:s/>Динамические переменные создаются с помощью специальных функций и операций. Они существуют либо до конца работы программ, либо до тех пор, пока не будут уничтожены с помощью специальных функций или операций. </text:p>
      <text:p text:style-name="Text_20_body"><text:tab/>Для создания динамических переменных используют операцию <text:span text:style-name="T15">new</text:span>, определенную в <text:span text:style-name="T15">C</text:span>++:</text:p>
      <text:p text:style-name="P23"><text:span text:style-name="T16">указатель = </text:span><text:span text:style-name="T17">new</text:span><text:span text:style-name="T16"> имя_типа[инициализатор];</text:span></text:p>
      <text:p text:style-name="Text_20_body">где инициализатор – выражение в круглых скобках.</text:p>
      <text:p text:style-name="Text_20_body"><text:tab/>Операция <text:span text:style-name="T18">new</text:span> позволяет выделить и сделать доступным участок динамической памяти, который соответствует заданному типу данных. Если задан инициализатор, то в этот участок будет занесено значение, указанное в инициализаторе.</text:p>
      <text:p text:style-name="Мой_20_код">int* x = new int(5);</text:p>
      <text:p text:style-name="Text_20_body"><text:tab/>Для удаления динамических переменных используется операция <text:span text:style-name="T15">delete</text:span>, определенная в <text:span text:style-name="T15">C</text:span>++:</text:p>
      <text:p text:style-name="P23">delete указатель;</text:p>
      <text:p text:style-name="Text_20_body">где указатель содержит адрес участка памяти, ранее выделенный с помощью операции <text:span text:style-name="T19">new.</text:span></text:p>
      <text:p text:style-name="Мой_20_код">delete x;</text:p>
      <text:p text:style-name="Text_20_body"><text:tab/>Операция <text:span text:style-name="T18">new</text:span> при использовании с массивами имеет следующий формат:</text:p>
      <text:p text:style-name="P23"><text:span text:style-name="T17">new</text:span><text:span text:style-name="T16"> тип_массива</text:span></text:p>
      <text:p text:style-name="Text_20_body"><text:tab/>Такая операция выделяет для размещения массива участок динамической памяти соответствующего размера, но не позволяет инициализировать элементы массива. Операция <text:span text:style-name="T15">new</text:span> возвращает указатель, значением которого служит адрес <text:soft-page-break/>первого элемента массива. При выделении динамической памяти размеры массива должны быть полностью определены. </text:p>
      <text:p text:style-name="P24"><text:span text:style-name="T16">//выделение динамической памяти 100 * </text:span><text:span text:style-name="T17">sizeof</text:span><text:span text:style-name="T16">(</text:span><text:span text:style-name="T17">int</text:span><text:span text:style-name="T16">) байт</text:span></text:p>
      <text:p text:style-name="P24"><text:span text:style-name="T17">int</text:span><text:span text:style-name="T16">* </text:span><text:span text:style-name="T17">a</text:span><text:span text:style-name="T16"> = </text:span><text:span text:style-name="T17">new</text:span><text:span text:style-name="T16"> </text:span><text:span text:style-name="T17">int</text:span><text:span text:style-name="T16">[100]; </text:span></text:p>
      <text:p text:style-name="Text_20_body"><text:tab/>При формирование матрицы сначала выделяется память для массива указателей на одномерные массивы, а затем в цикле с параметром выделяется память под <text:span text:style-name="T15">n</text:span> одномерных массивов.</text:p>
      <text:p text:style-name="P24">/*выделение динамической памяти под двумерный динамический массив*/</text:p>
      <text:p text:style-name="P24">int** form_matr(int n, int m)</text:p>
      <text:p text:style-name="P24">{</text:p>
      <text:p text:style-name="P25"><text:tab/><text:tab/>// выделение памяти по<text:span text:style-name="T20">д</text:span> массив указателей</text:p>
      <text:p text:style-name="P26"><text:span text:style-name="T17"><text:tab/><text:tab/>int</text:span><text:span text:style-name="T16"> **</text:span><text:span text:style-name="T17">matr </text:span><text:span text:style-name="T16">= </text:span><text:span text:style-name="T17">new</text:span><text:span text:style-name="T16"> </text:span><text:span text:style-name="T17">int</text:span><text:span text:style-name="T16">* [</text:span><text:span text:style-name="T17">n</text:span><text:span text:style-name="T16">];</text:span></text:p>
      <text:p text:style-name="P26"><text:span text:style-name="T16"><text:tab/><text:tab/>// выделение памяти 100 * </text:span><text:span text:style-name="T17">sizeof</text:span><text:span text:style-name="T16">(</text:span><text:span text:style-name="T17">int</text:span><text:span text:style-name="T16">) байт для массива знач.</text:span></text:p>
      <text:p text:style-name="P26"><text:span text:style-name="T16"><text:tab/><text:tab/></text:span>for(int i = 0; i &lt; n; i++)</text:p>
      <text:p text:style-name="P24"><text:span text:style-name="T17"><text:tab/></text:span><text:span text:style-name="T16"><text:tab/><text:tab/></text:span><text:span text:style-name="T17">matr[i] = new int [m];</text:span></text:p>
      <text:p text:style-name="P24"><text:tab/><text:tab/>return matr;<text:tab/>// возвращаем указатель на массив указ.</text:p>
      <text:p text:style-name="P24">}</text:p>
      <text:p text:style-name="P27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 table:style-name="Таблица17.1">
          <table:table-cell table:style-name="Таблица17.A1" office:value-type="string">
            <text:p text:style-name="P28">*<text:span text:style-name="T15">matr[0]</text:span></text:p>
          </table:table-cell>
          <table:table-cell table:style-name="Таблица17.A1" office:value-type="string">
            <text:p text:style-name="P28">*<text:span text:style-name="T15">matr[1]</text:span></text:p>
          </table:table-cell>
          <table:table-cell table:style-name="Таблица17.A1" office:value-type="string">
            <text:p text:style-name="P28">*<text:span text:style-name="T15">matr[2]</text:span></text:p>
          </table:table-cell>
          <table:table-cell table:style-name="Таблица17.A1" office:value-type="string">
            <text:p text:style-name="P29">…</text:p>
          </table:table-cell>
          <table:table-cell table:style-name="Таблица17.E1" office:value-type="string">
            <text:p text:style-name="P28">*<text:span text:style-name="T15">matr[n]</text:span></text:p>
          </table:table-cell>
        </table:table-row>
      </table:table>
      <text:p text:style-name="P30"><draw:g text:anchor-type="char" draw:z-index="0" draw:name="Фигура4" draw:style-name="gr1"><draw:g draw:style-name="gr2"><draw:custom-shape draw:style-name="gr3" draw:text-style-name="P31" svg:width="0.805cm" svg:height="3.922cm" svg:x="5.323cm" svg:y="0.845cm"><text:p/><draw:enhanced-geometry svg:viewBox="0 0 21600 21600" draw:type="rectangle" draw:enhanced-path="M 0 0 L 21600 0 21600 21600 0 21600 0 0 Z N"/></draw:custom-shape><draw:line draw:style-name="gr4" draw:text-style-name="P32" svg:x1="5.323cm" svg:y1="2.854cm" svg:x2="6.127cm" svg:y2="2.854cm"><text:p/></draw:line><draw:line draw:style-name="gr4" draw:text-style-name="P32" svg:x1="5.323cm" svg:y1="1.85cm" svg:x2="6.127cm" svg:y2="1.85cm"><text:p/></draw:line><draw:line draw:style-name="gr4" draw:text-style-name="P32" svg:x1="5.323cm" svg:y1="3.759cm" svg:x2="6.127cm" svg:y2="3.759cm"><text:p/></draw:line></draw:g><draw:g draw:style-name="gr2"><draw:custom-shape draw:style-name="gr3" draw:text-style-name="P31" svg:width="0.805cm" svg:height="3.922cm" svg:x="7.133cm" svg:y="0.845cm"><text:p/><draw:enhanced-geometry svg:viewBox="0 0 21600 21600" draw:type="rectangle" draw:enhanced-path="M 0 0 L 21600 0 21600 21600 0 21600 0 0 Z N"/></draw:custom-shape><draw:line draw:style-name="gr4" draw:text-style-name="P32" svg:x1="7.133cm" svg:y1="2.854cm" svg:x2="7.937cm" svg:y2="2.854cm"><text:p/></draw:line><draw:line draw:style-name="gr4" draw:text-style-name="P32" svg:x1="7.133cm" svg:y1="1.85cm" svg:x2="7.937cm" svg:y2="1.85cm"><text:p/></draw:line><draw:line draw:style-name="gr4" draw:text-style-name="P32" svg:x1="7.133cm" svg:y1="3.759cm" svg:x2="7.937cm" svg:y2="3.759cm"><text:p/></draw:line></draw:g><draw:g draw:style-name="gr2"><draw:custom-shape draw:style-name="gr3" draw:text-style-name="P31" svg:width="0.805cm" svg:height="3.922cm" svg:x="8.842cm" svg:y="0.845cm"><text:p/><draw:enhanced-geometry svg:viewBox="0 0 21600 21600" draw:type="rectangle" draw:enhanced-path="M 0 0 L 21600 0 21600 21600 0 21600 0 0 Z N"/></draw:custom-shape><draw:line draw:style-name="gr4" draw:text-style-name="P32" svg:x1="8.842cm" svg:y1="2.854cm" svg:x2="9.646cm" svg:y2="2.854cm"><text:p/></draw:line><draw:line draw:style-name="gr4" draw:text-style-name="P32" svg:x1="8.842cm" svg:y1="1.85cm" svg:x2="9.646cm" svg:y2="1.85cm"><text:p/></draw:line><draw:line draw:style-name="gr4" draw:text-style-name="P32" svg:x1="8.842cm" svg:y1="3.759cm" svg:x2="9.646cm" svg:y2="3.759cm"><text:p/></draw:line></draw:g><draw:g draw:style-name="gr2"><draw:custom-shape draw:style-name="gr3" draw:text-style-name="P31" svg:width="0.805cm" svg:height="3.922cm" svg:x="10.551cm" svg:y="0.845cm"><text:p/><draw:enhanced-geometry svg:viewBox="0 0 21600 21600" draw:type="rectangle" draw:enhanced-path="M 0 0 L 21600 0 21600 21600 0 21600 0 0 Z N"/></draw:custom-shape><draw:line draw:style-name="gr4" draw:text-style-name="P32" svg:x1="10.548cm" svg:y1="2.854cm" svg:x2="11.352cm" svg:y2="2.854cm"><text:p/></draw:line><draw:line draw:style-name="gr4" draw:text-style-name="P32" svg:x1="10.548cm" svg:y1="1.85cm" svg:x2="11.352cm" svg:y2="1.85cm"><text:p/></draw:line><draw:line draw:style-name="gr4" draw:text-style-name="P32" svg:x1="10.548cm" svg:y1="3.759cm" svg:x2="11.352cm" svg:y2="3.759cm"><text:p/></draw:line></draw:g><draw:g draw:style-name="gr2"><draw:custom-shape draw:style-name="gr3" draw:text-style-name="P31" svg:width="0.805cm" svg:height="3.922cm" svg:x="12.26cm" svg:y="0.845cm"><text:p/><draw:enhanced-geometry svg:viewBox="0 0 21600 21600" draw:type="rectangle" draw:enhanced-path="M 0 0 L 21600 0 21600 21600 0 21600 0 0 Z N"/></draw:custom-shape><draw:line draw:style-name="gr4" draw:text-style-name="P32" svg:x1="12.259cm" svg:y1="2.854cm" svg:x2="13.063cm" svg:y2="2.854cm"><text:p/></draw:line><draw:line draw:style-name="gr4" draw:text-style-name="P32" svg:x1="12.259cm" svg:y1="1.85cm" svg:x2="13.063cm" svg:y2="1.85cm"><text:p/></draw:line><draw:line draw:style-name="gr4" draw:text-style-name="P32" svg:x1="12.259cm" svg:y1="3.759cm" svg:x2="13.063cm" svg:y2="3.759cm"><text:p/></draw:line></draw:g><draw:line draw:style-name="gr5" draw:text-style-name="P32" svg:x1="5.768cm" svg:y1="0.012cm" svg:x2="5.768cm" svg:y2="0.816cm"><text:p/></draw:line><draw:line draw:style-name="gr5" draw:text-style-name="P32" svg:x1="7.535cm" svg:y1="0.037cm" svg:x2="7.535cm" svg:y2="0.841cm"><text:p/></draw:line><draw:line draw:style-name="gr5" draw:text-style-name="P32" svg:x1="9.345cm" svg:y1="0.037cm" svg:x2="9.345cm" svg:y2="0.841cm"><text:p/></draw:line><draw:line draw:style-name="gr5" draw:text-style-name="P32" svg:x1="10.952cm" svg:y1="0.037cm" svg:x2="10.952cm" svg:y2="0.841cm"><text:p/></draw:line><draw:line draw:style-name="gr5" draw:text-style-name="P32" svg:x1="12.562cm" svg:y1="0.037cm" svg:x2="12.562cm" svg:y2="0.841cm"><text:p/></draw:line></draw:g></text:p>
      <text:p text:style-name="P33"/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Рис.<text:span text:style-name="T10">1.</text:span> Выделение памяти под двумерный массив</text:p>
      <text:p text:style-name="P33"/>
      <text:p text:style-name="Text_20_body"><text:tab/>Изменять значение указателя на динамический массив надо аккуратно, т. к. этот указатель затем используется при освобождении памяти с помощью операции <text:span text:style-name="T18">delete</text:span><text:span text:style-name="T19">.</text:span></text:p>
      <text:p text:style-name="P33"/>
      <text:p text:style-name="P37"><text:soft-page-break/>/*освобождает память, выделенную под массив, если а адресует его начало*/</text:p>
      <text:p text:style-name="P37"><text:span text:style-name="T17">delete</text:span><text:span text:style-name="T16">[] </text:span><text:span text:style-name="T17">a</text:span><text:span text:style-name="T16">;</text:span></text:p>
      <text:p text:style-name="Text_20_body"><text:tab/>Удаление из динамической памяти двумерного массива осуществляется в порядке обратном его созданию, т. е. сначала освобождается память, выделенная под одномерные массивы с данными, а затем память, выделенная под одномерный массив указателей.</text:p>
      <text:p text:style-name="P24">int find(int **matr, int m, int I)</text:p>
      <text:p text:style-name="P24">{</text:p>
      <text:p text:style-name="P24"><text:tab/>for(int i = 0; i &lt; m; i++)</text:p>
      <text:p text:style-name="P38"><text:tab/><text:tab/>if(matr[I][i]&lt;0) </text:p>
      <text:p text:style-name="P38"><text:tab/><text:tab/><text:tab/>return 1;</text:p>
      <text:p text:style-name="P24"><text:span text:style-name="T17"><text:tab/></text:span><text:span text:style-name="T16">return 0;</text:span></text:p>
      <text:p text:style-name="P24">}</text:p>
      <text:p text:style-name="P24"/>
      <text:p text:style-name="Text_20_body"><text:tab/>При удалении из динамической матрицы строк или столбцов создается новая матрица нужного размера, <text:s/>в которую переписываются данные из старой матрицы. Затем старая матрица удаляется.</text:p>
      <text:p text:style-name="P37"><text:span text:style-name="T17">int</text:span><text:span text:style-name="T16"> **</text:span><text:span text:style-name="T17">del </text:span><text:span text:style-name="T16">(</text:span><text:span text:style-name="T17">int</text:span><text:span text:style-name="T16"> **</text:span><text:span text:style-name="T17">matr</text:span><text:span text:style-name="T16">, </text:span><text:span text:style-name="T17">int</text:span><text:span text:style-name="T16"> &amp;</text:span><text:span text:style-name="T17">n</text:span><text:span text:style-name="T16">, </text:span><text:span text:style-name="T17">int</text:span><text:span text:style-name="T16"> </text:span><text:span text:style-name="T17">m</text:span><text:span text:style-name="T16">)</text:span></text:p>
      <text:p text:style-name="P37">{ //удаление четных строк</text:p>
      <text:p text:style-name="P37"><text:span text:style-name="T16"><text:tab/></text:span><text:span text:style-name="T17">int k = 0, t = 0;</text:span></text:p>
      <text:p text:style-name="P37"><text:tab/>for(int i = 0; i &lt; n; i++)</text:p>
      <text:p text:style-name="P37"><text:span text:style-name="T17"><text:tab/><text:tab/>if</text:span><text:span text:style-name="T16">(</text:span><text:span text:style-name="T17">i</text:span><text:span text:style-name="T16"> % 2 != 0) </text:span><text:span text:style-name="T17">k</text:span><text:span text:style-name="T16">++; //количество нечетных строк</text:span></text:p>
      <text:p text:style-name="P37">//выделяем память под новую матрицу</text:p>
      <text:p text:style-name="P37"><text:span text:style-name="T16"><text:tab/><text:tab/></text:span><text:span text:style-name="T17">int</text:span><text:span text:style-name="T16"> **</text:span><text:span text:style-name="T17">matr</text:span><text:span text:style-name="T16">2 = </text:span><text:span text:style-name="T17">form</text:span><text:span text:style-name="T16">_</text:span><text:span text:style-name="T17">matr</text:span><text:span text:style-name="T16">(</text:span><text:span text:style-name="T17">k</text:span><text:span text:style-name="T16">, </text:span><text:span text:style-name="T17">m</text:span><text:span text:style-name="T16">);</text:span></text:p>
      <text:p text:style-name="P37"><text:span text:style-name="T16"><text:tab/><text:tab/></text:span><text:span text:style-name="T17">for(i = 0; i &lt; n; i++)</text:span></text:p>
      <text:p text:style-name="P37"><text:tab/><text:tab/><text:tab/>if(i % 2 != 0)</text:p>
      <text:p text:style-name="P37"><text:span text:style-name="T17"><text:tab/><text:tab/><text:tab/></text:span><text:span text:style-name="T16">{<text:tab/><text:tab/><text:tab/><text:tab/></text:span></text:p>
      <text:p text:style-name="P37">//если строка нечетная, то переписываем ее в новую матрицу</text:p>
      <text:p text:style-name="P37"><text:tab/><text:tab/><text:tab/><text:tab/>for(int j = 0; j &lt; m; j++)</text:p>
      <text:p text:style-name="P37"><text:tab/><text:tab/><text:tab/><text:tab/><text:tab/>matr2[t][j]=matr[i][j];</text:p>
      <text:p text:style-name="P37"><text:span text:style-name="T17"><text:tab/><text:tab/><text:tab/><text:tab/>t</text:span><text:span text:style-name="T16">++;</text:span></text:p>
      <text:p text:style-name="P37"><text:tab/><text:tab/><text:tab/>}</text:p>
      <text:p text:style-name="P37"><text:span text:style-name="T16"><text:tab/><text:tab/><text:tab/></text:span><text:span text:style-name="T17">n </text:span><text:span text:style-name="T16">= </text:span><text:span text:style-name="T17">t</text:span><text:span text:style-name="T16">; //изменяем количество строк</text:span></text:p>
      <text:p text:style-name="P37">//возвращаем указатель на новую матрицу как результат функции</text:p>
      <text:p text:style-name="P37"><text:soft-page-break/><text:span text:style-name="T17"><text:tab/><text:tab/>return</text:span><text:span text:style-name="T16"> </text:span><text:span text:style-name="T17">matr</text:span><text:span text:style-name="T16">2; </text:span></text:p>
      <text:p text:style-name="P37">}</text:p>
      <text:h text:style-name="P22" text:outline-level="2">3. Постановка задачи</text:h>
      <text:list text:style-name="WW8Num60">
        <text:list-item>
          <text:p text:style-name="P39">Сформировать динамический одномерный массив, заполнить его случайными числами и вывести на печать.</text:p>
        </text:list-item>
        <text:list-item>
          <text:p text:style-name="P39">Выполнить указанное в варианте задание и вывести полученный массив на печать.</text:p>
        </text:list-item>
        <text:list-item>
          <text:p text:style-name="P39">Сформировать динамический двумерный массив, заполнить его случайными числами и вывести на печать.</text:p>
        </text:list-item>
        <text:list-item>
          <text:p text:style-name="P39">Выполнить указанное в варианте задание и вывести полученный массив на печать.</text:p>
        </text:list-item>
      </text:list>
      <text:h text:style-name="P22" text:outline-level="2">4. Варианты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Text_20_body">№ варианта</text:p>
          </table:table-cell>
          <table:table-cell table:style-name="Таблица18.A1" office:value-type="string">
            <text:p text:style-name="Text_20_body">Одномерный массив</text:p>
          </table:table-cell>
          <table:table-cell table:style-name="Таблица18.C1" office:value-type="string">
            <text:p text:style-name="Text_20_body">Двумерный массив</text:p>
          </table:table-cell>
        </table:table-row>
        <table:table-row table:style-name="Таблица18.1">
          <table:table-cell table:style-name="Таблица18.A1" office:value-type="string">
            <text:p text:style-name="Text_20_body">1</text:p>
          </table:table-cell>
          <table:table-cell table:style-name="Таблица18.A1" office:value-type="string">
            <text:p text:style-name="Text_20_body">Удалить первый четный элемент </text:p>
          </table:table-cell>
          <table:table-cell table:style-name="Таблица18.C1" office:value-type="string">
            <text:p text:style-name="Text_20_body">Добавить строку с заданным номером</text:p>
          </table:table-cell>
        </table:table-row>
        <table:table-row table:style-name="Таблица18.1">
          <table:table-cell table:style-name="Таблица18.A1" office:value-type="string">
            <text:p text:style-name="Text_20_body">2</text:p>
          </table:table-cell>
          <table:table-cell table:style-name="Таблица18.A1" office:value-type="string">
            <text:p text:style-name="Text_20_body">Удалить первый отрицательный элемент</text:p>
          </table:table-cell>
          <table:table-cell table:style-name="Таблица18.C1" office:value-type="string">
            <text:p text:style-name="Text_20_body">Добавить столбец с заданным номером</text:p>
          </table:table-cell>
        </table:table-row>
        <table:table-row table:style-name="Таблица18.1">
          <table:table-cell table:style-name="Таблица18.A1" office:value-type="string">
            <text:p text:style-name="Text_20_body">3</text:p>
          </table:table-cell>
          <table:table-cell table:style-name="Таблица18.A1" office:value-type="string">
            <text:p text:style-name="Text_20_body">Удалить элемент с заданным ключом (значением)</text:p>
          </table:table-cell>
          <table:table-cell table:style-name="Таблица18.C1" office:value-type="string">
            <text:p text:style-name="Text_20_body">Добавить строку в конец матрицы</text:p>
          </table:table-cell>
        </table:table-row>
        <table:table-row table:style-name="Таблица18.1">
          <table:table-cell table:style-name="Таблица18.A1" office:value-type="string">
            <text:p text:style-name="Text_20_body">4</text:p>
          </table:table-cell>
          <table:table-cell table:style-name="Таблица18.A1" office:value-type="string">
            <text:p text:style-name="Text_20_body">Удалить элемент равный среднему арифметическому элементов массива</text:p>
          </table:table-cell>
          <table:table-cell table:style-name="Таблица18.C1" office:value-type="string">
            <text:p text:style-name="Text_20_body">Добавить столбец в конец матрицы</text:p>
          </table:table-cell>
        </table:table-row>
        <table:table-row table:style-name="Таблица18.1">
          <table:table-cell table:style-name="Таблица18.A1" office:value-type="string">
            <text:p text:style-name="Text_20_body">5</text:p>
          </table:table-cell>
          <table:table-cell table:style-name="Таблица18.A1" office:value-type="string">
            <text:p text:style-name="Text_20_body">Удалить элемент с заданным номером</text:p>
          </table:table-cell>
          <table:table-cell table:style-name="Таблица18.C1" office:value-type="string">
            <text:p text:style-name="Text_20_body">Добавить строку в начало матрицы</text:p>
          </table:table-cell>
        </table:table-row>
        <table:table-row table:style-name="Таблица18.1">
          <table:table-cell table:style-name="Таблица18.A1" office:value-type="string">
            <text:p text:style-name="Text_20_body">6</text:p>
          </table:table-cell>
          <table:table-cell table:style-name="Таблица18.A1" office:value-type="string">
            <text:p text:style-name="Text_20_body">Удалить <text:span text:style-name="T15">N</text:span> элементов, начиная с номера <text:span text:style-name="T15">K</text:span></text:p>
          </table:table-cell>
          <table:table-cell table:style-name="Таблица18.C1" office:value-type="string">
            <text:p text:style-name="Text_20_body">Добавить столбец в начало матрицы</text:p>
          </table:table-cell>
        </table:table-row>
        <table:table-row table:style-name="Таблица18.1">
          <table:table-cell table:style-name="Таблица18.A1" office:value-type="string">
            <text:p text:style-name="Text_20_body">7</text:p>
          </table:table-cell>
          <table:table-cell table:style-name="Таблица18.A1" office:value-type="string">
            <text:p text:style-name="Text_20_body">Удалить все четные элементы</text:p>
          </table:table-cell>
          <table:table-cell table:style-name="Таблица18.C1" office:value-type="string">
            <text:p text:style-name="Text_20_body">Добавить К строк в конец матрицы</text:p>
          </table:table-cell>
        </table:table-row>
        <table:table-row table:style-name="Таблица18.1">
          <table:table-cell table:style-name="Таблица18.A1" office:value-type="string">
            <text:p text:style-name="Text_20_body">8</text:p>
          </table:table-cell>
          <table:table-cell table:style-name="Таблица18.A1" office:value-type="string">
            <text:p text:style-name="Text_20_body">Удалить все элементы с <text:soft-page-break/>четными индексами</text:p>
          </table:table-cell>
          <table:table-cell table:style-name="Таблица18.C1" office:value-type="string">
            <text:p text:style-name="Text_20_body">Добавить К столбцов в конец <text:soft-page-break/>матрицы</text:p>
          </table:table-cell>
        </table:table-row>
        <table:table-row table:style-name="Таблица18.1">
          <table:table-cell table:style-name="Таблица18.A1" office:value-type="string">
            <text:p text:style-name="Text_20_body">9</text:p>
          </table:table-cell>
          <table:table-cell table:style-name="Таблица18.A1" office:value-type="string">
            <text:p text:style-name="Text_20_body">Удалить все нечетные элементы</text:p>
          </table:table-cell>
          <table:table-cell table:style-name="Таблица18.C1" office:value-type="string">
            <text:p text:style-name="Text_20_body">Добавить К строк в начало матрицы</text:p>
          </table:table-cell>
        </table:table-row>
        <table:table-row table:style-name="Таблица18.1">
          <table:table-cell table:style-name="Таблица18.A1" office:value-type="string">
            <text:p text:style-name="Text_20_body">10</text:p>
          </table:table-cell>
          <table:table-cell table:style-name="Таблица18.A1" office:value-type="string">
            <text:p text:style-name="Text_20_body">Удалить все элементы с нечетными индексами</text:p>
          </table:table-cell>
          <table:table-cell table:style-name="Таблица18.C1" office:value-type="string">
            <text:p text:style-name="Text_20_body">Добавить К столбцов в начало матрицы</text:p>
          </table:table-cell>
        </table:table-row>
        <table:table-row table:style-name="Таблица18.1">
          <table:table-cell table:style-name="Таблица18.A1" office:value-type="string">
            <text:p text:style-name="Text_20_body">11</text:p>
          </table:table-cell>
          <table:table-cell table:style-name="Таблица18.A1" office:value-type="string">
            <text:p text:style-name="Text_20_body">Добавить элемент в начало массива</text:p>
          </table:table-cell>
          <table:table-cell table:style-name="Таблица18.C1" office:value-type="string">
            <text:p text:style-name="Text_20_body">Удалить строку с номером К</text:p>
          </table:table-cell>
        </table:table-row>
        <table:table-row table:style-name="Таблица18.1">
          <table:table-cell table:style-name="Таблица18.A1" office:value-type="string">
            <text:p text:style-name="Text_20_body">12</text:p>
          </table:table-cell>
          <table:table-cell table:style-name="Таблица18.A1" office:value-type="string">
            <text:p text:style-name="Text_20_body">Добавить элемент в конец массива</text:p>
          </table:table-cell>
          <table:table-cell table:style-name="Таблица18.C1" office:value-type="string">
            <text:p text:style-name="Text_20_body">Удалить столбец с номером К</text:p>
          </table:table-cell>
        </table:table-row>
        <table:table-row table:style-name="Таблица18.1">
          <table:table-cell table:style-name="Таблица18.A1" office:value-type="string">
            <text:p text:style-name="Text_20_body">13</text:p>
          </table:table-cell>
          <table:table-cell table:style-name="Таблица18.A1" office:value-type="string">
            <text:p text:style-name="Text_20_body">Добавить К элементов <text:s/>в начало массива</text:p>
          </table:table-cell>
          <table:table-cell table:style-name="Таблица18.C1" office:value-type="string">
            <text:p text:style-name="Text_20_body">Удалить строки, начиная со строки К1 и до строки К2</text:p>
          </table:table-cell>
        </table:table-row>
        <table:table-row table:style-name="Таблица18.1">
          <table:table-cell table:style-name="Таблица18.A1" office:value-type="string">
            <text:p text:style-name="Text_20_body">14</text:p>
          </table:table-cell>
          <table:table-cell table:style-name="Таблица18.A1" office:value-type="string">
            <text:p text:style-name="Text_20_body">Добавить К элементов в конец массива</text:p>
          </table:table-cell>
          <table:table-cell table:style-name="Таблица18.C1" office:value-type="string">
            <text:p text:style-name="Text_20_body">Удалить столбцы, начиная со столбца К1 и до столбца К2</text:p>
          </table:table-cell>
        </table:table-row>
        <table:table-row table:style-name="Таблица18.1">
          <table:table-cell table:style-name="Таблица18.A1" office:value-type="string">
            <text:p text:style-name="Text_20_body">15</text:p>
          </table:table-cell>
          <table:table-cell table:style-name="Таблица18.A1" office:value-type="string">
            <text:p text:style-name="Text_20_body">Добавить К элементов, начиная с номера <text:span text:style-name="T15">N</text:span></text:p>
          </table:table-cell>
          <table:table-cell table:style-name="Таблица18.C1" office:value-type="string">
            <text:p text:style-name="Text_20_body">Удалить все четные строки</text:p>
          </table:table-cell>
        </table:table-row>
        <table:table-row table:style-name="Таблица18.1">
          <table:table-cell table:style-name="Таблица18.A1" office:value-type="string">
            <text:p text:style-name="Text_20_body">16</text:p>
          </table:table-cell>
          <table:table-cell table:style-name="Таблица18.A1" office:value-type="string">
            <text:p text:style-name="Text_20_body">Добавить после каждого отрицательного элемента его модуль</text:p>
          </table:table-cell>
          <table:table-cell table:style-name="Таблица18.C1" office:value-type="string">
            <text:p text:style-name="Text_20_body">Удалить все четные столбцы</text:p>
          </table:table-cell>
        </table:table-row>
        <table:table-row table:style-name="Таблица18.1">
          <table:table-cell table:style-name="Таблица18.A1" office:value-type="string">
            <text:p text:style-name="Text_20_body">17</text:p>
          </table:table-cell>
          <table:table-cell table:style-name="Таблица18.A1" office:value-type="string">
            <text:p text:style-name="Text_20_body">Добавить после каждого четного элемента элемент со значением 0</text:p>
          </table:table-cell>
          <table:table-cell table:style-name="Таблица18.C1" office:value-type="string">
            <text:p text:style-name="Text_20_body">Удалить все строки, в которых есть хотя бы один нулевой элемент </text:p>
          </table:table-cell>
        </table:table-row>
        <table:table-row table:style-name="Таблица18.1">
          <table:table-cell table:style-name="Таблица18.A1" office:value-type="string">
            <text:p text:style-name="Text_20_body">18</text:p>
          </table:table-cell>
          <table:table-cell table:style-name="Таблица18.A1" office:value-type="string">
            <text:p text:style-name="Text_20_body">Добавить по К элементов в начало и в конец массива</text:p>
          </table:table-cell>
          <table:table-cell table:style-name="Таблица18.C1" office:value-type="string">
            <text:p text:style-name="Text_20_body">Удалить все столбцы, в которых есть хотя бы один нулевой элемент</text:p>
          </table:table-cell>
        </table:table-row>
        <table:table-row table:style-name="Таблица18.1">
          <table:table-cell table:style-name="Таблица18.A1" office:value-type="string">
            <text:p text:style-name="Text_20_body">19</text:p>
          </table:table-cell>
          <table:table-cell table:style-name="Таблица18.A1" office:value-type="string">
            <text:p text:style-name="Text_20_body">Добавить элемент с номером К</text:p>
          </table:table-cell>
          <table:table-cell table:style-name="Таблица18.C1" office:value-type="string">
            <text:p text:style-name="Text_20_body">Удалить строку, в которой находится наибольший элемент матрицы</text:p>
          </table:table-cell>
        </table:table-row>
        <table:table-row table:style-name="Таблица18.1">
          <table:table-cell table:style-name="Таблица18.A1" office:value-type="string">
            <text:p text:style-name="Text_20_body">20</text:p>
          </table:table-cell>
          <table:table-cell table:style-name="Таблица18.A1" office:value-type="string">
            <text:p text:style-name="Text_20_body">Удалить элемент с заданным номером</text:p>
          </table:table-cell>
          <table:table-cell table:style-name="Таблица18.C1" office:value-type="string">
            <text:p text:style-name="Text_20_body">Добавить строки после каждой четной строки матрицы</text:p>
          </table:table-cell>
        </table:table-row>
        <table:table-row table:style-name="Таблица18.1">
          <table:table-cell table:style-name="Таблица18.A1" office:value-type="string">
            <text:p text:style-name="Text_20_body">21</text:p>
          </table:table-cell>
          <table:table-cell table:style-name="Таблица18.A1" office:value-type="string">
            <text:p text:style-name="Text_20_body">Удалить <text:span text:style-name="T15">N</text:span> элементов, начиная с номера <text:span text:style-name="T15">K</text:span></text:p>
          </table:table-cell>
          <table:table-cell table:style-name="Таблица18.C1" office:value-type="string">
            <text:p text:style-name="Text_20_body">Добавить столбцы после каждого четного столбца матрицы</text:p>
          </table:table-cell>
        </table:table-row>
        <table:table-row table:style-name="Таблица18.1">
          <table:table-cell table:style-name="Таблица18.A1" office:value-type="string">
            <text:p text:style-name="Text_20_body">22</text:p>
          </table:table-cell>
          <table:table-cell table:style-name="Таблица18.A1" office:value-type="string">
            <text:p text:style-name="Text_20_body">Удалить все четные элементы</text:p>
          </table:table-cell>
          <table:table-cell table:style-name="Таблица18.C1" office:value-type="string">
            <text:p text:style-name="Text_20_body">Добавить К строк, начиная со строки с номером <text:span text:style-name="T15">N</text:span></text:p>
          </table:table-cell>
        </table:table-row>
        <text:soft-page-break/>
        <table:table-row table:style-name="Таблица18.1">
          <table:table-cell table:style-name="Таблица18.A1" office:value-type="string">
            <text:p text:style-name="Text_20_body">23</text:p>
          </table:table-cell>
          <table:table-cell table:style-name="Таблица18.A1" office:value-type="string">
            <text:p text:style-name="Text_20_body">Удалить все элементы с четными индексами</text:p>
          </table:table-cell>
          <table:table-cell table:style-name="Таблица18.C1" office:value-type="string">
            <text:p text:style-name="Text_20_body">Добавить К столбцов, начиная со столбца с номером <text:span text:style-name="T15">N</text:span></text:p>
          </table:table-cell>
        </table:table-row>
        <table:table-row table:style-name="Таблица18.1">
          <table:table-cell table:style-name="Таблица18.A1" office:value-type="string">
            <text:p text:style-name="Text_20_body">24</text:p>
          </table:table-cell>
          <table:table-cell table:style-name="Таблица18.A1" office:value-type="string">
            <text:p text:style-name="Text_20_body">Удалить все нечетные элементы</text:p>
          </table:table-cell>
          <table:table-cell table:style-name="Таблица18.C1" office:value-type="string">
            <text:p text:style-name="Text_20_body">Добавить строку после строки, содержащей наибольший элемент</text:p>
          </table:table-cell>
        </table:table-row>
        <table:table-row table:style-name="Таблица18.1">
          <table:table-cell table:style-name="Таблица18.A1" office:value-type="string">
            <text:p text:style-name="Text_20_body">25</text:p>
          </table:table-cell>
          <table:table-cell table:style-name="Таблица18.A1" office:value-type="string">
            <text:p text:style-name="Text_20_body">Удалить все элементы с нечетными индексами</text:p>
          </table:table-cell>
          <table:table-cell table:style-name="Таблица18.C1" office:value-type="string">
            <text:p text:style-name="Text_20_body">Добавить столбец после столбца, содержащего наибольший элемент</text:p>
          </table:table-cell>
        </table:table-row>
      </table:table>
      <text:h text:style-name="P22" text:outline-level="2">5. Методические указания</text:h>
      <text:list text:style-name="WW8Num22">
        <text:list-item>
          <text:p text:style-name="P40">Для выделения памяти под массивы использовать операцию <text:span text:style-name="T15">new</text:span>, для удаления массивов из памяти – операцию <text:span text:style-name="T15">delete</text:span>.</text:p>
        </text:list-item>
        <text:list-item>
          <text:p text:style-name="P40">Для выделения памяти, заполнения массивов, удаления и добавления элементов (строк, столбцов) написать отдельные функции. В функции <text:span text:style-name="T15">main</text:span>() должны быть размещены только описания переменных и обращения к соответствующим функциям:</text:p>
        </text:list-item>
      </text:list>
      <text:p text:style-name="Мой_20_код">int main()</text:p>
      <text:p text:style-name="Мой_20_код">{</text:p>
      <text:p text:style-name="Мой_20_код"><text:tab/><text:tab/>int n;</text:p>
      <text:p text:style-name="Мой_20_код"><text:tab/><text:tab/>cout &lt;&lt; "N?"; cin &gt;&gt; n;</text:p>
      <text:p text:style-name="Мой_20_код"><text:tab/><text:tab/>person *mas = form_mas(n);</text:p>
      <text:p text:style-name="Мой_20_код"><text:tab/><text:tab/>init_mas(mas,n);</text:p>
      <text:p text:style-name="Мой_20_код"><text:tab/><text:tab/>print_mas(mas,n);</text:p>
      <text:p text:style-name="Мой_20_код"><text:tab/><text:tab/>return 1;</text:p>
      <text:p text:style-name="Мой_20_код">}</text:p>
      <text:p text:style-name="P41"/>
      <text:list text:continue-numbering="true" text:style-name="WW8Num22">
        <text:list-item>
          <text:p text:style-name="P40">Для реализации интерфейса использовать текстовое меню:</text:p>
        </text:list-item>
      </text:list>
      <text:p text:style-name="P41">….</text:p>
      <text:p text:style-name="Мой_20_код">do</text:p>
      <text:p text:style-name="Мой_20_код">{</text:p>
      <text:p text:style-name="Мой_20_код"><text:span text:style-name="T15"><text:tab/><text:tab/>cout </text:span>&lt;&lt; ”1. Формирование массива\<text:span text:style-name="T15">n</text:span>”;</text:p>
      <text:p text:style-name="Мой_20_код"><text:span text:style-name="T15"><text:tab/><text:tab/>cout </text:span>&lt;&lt; ”2. Печать массива\<text:span text:style-name="T15">n</text:span>”;</text:p>
      <text:p text:style-name="Мой_20_код"><text:span text:style-name="T15"><text:tab/><text:tab/>cout </text:span>&lt;&lt; ”3. Удаление из массива\<text:span text:style-name="T15">n</text:span>”;</text:p>
      <text:p text:style-name="Мой_20_код"><text:span text:style-name="T15"><text:tab/><text:tab/>cout </text:span>&lt;&lt; ”4. Добавление в массив\<text:span text:style-name="T15">n</text:span>”;</text:p>
      <text:p text:style-name="Мой_20_код"><text:span text:style-name="T15"><text:tab/><text:tab/>cout </text:span>&lt;&lt; ”5. Выход<text:span text:style-name="T15">\n”;</text:span></text:p>
      <text:p text:style-name="Мой_20_код"><text:tab/><text:tab/>cin &gt;&gt; k;</text:p>
      <text:p text:style-name="Мой_20_код"><text:soft-page-break/>switch (k)</text:p>
      <text:p text:style-name="Мой_20_код">{</text:p>
      <text:p text:style-name="Мой_20_код"><text:span text:style-name="T15"><text:tab/><text:tab/>case 1: mas=form_mas(SIZE); input_mas(mas,SIZE); <text:tab/><text:tab/><text:tab/><text:tab/><text:tab/>break; //</text:span>выделение<text:span text:style-name="T15"> </text:span>памяти<text:span text:style-name="T15"> </text:span>и<text:span text:style-name="T15"> </text:span>заполнение</text:p>
      <text:p text:style-name="Мой_20_код"><text:span text:style-name="T15"><text:tab/><text:tab/>case 2: print_mas(mas,SIZE); break; //</text:span>печать</text:p>
      <text:p text:style-name="Мой_20_код"><text:span text:style-name="T15"><text:tab/><text:tab/>case 3: del_mas(mas,SIZE); break; //</text:span>удаление</text:p>
      <text:p text:style-name="Мой_20_код"><text:span text:style-name="T15"><text:tab/><text:tab/>case 4: add_mas(mas,SIZE); break; //</text:span>добавление</text:p>
      <text:p text:style-name="Мой_20_код">}</text:p>
      <text:p text:style-name="Мой_20_код"><text:span text:style-name="T15">while</text:span> <text:span text:style-name="T15">(k</text:span>!=<text:span text:style-name="T15">5); //</text:span>выход</text:p>
      <text:list text:continue-numbering="true" text:style-name="WW8Num22">
        <text:list-item>
          <text:p text:style-name="P40">При удалении элементов (строк, столбцов) предусмотреть ошибочные ситуации, т. е. ситуации, в которых будет выполняться попытка удаления <text:s/>элемента (строки, столбца) из пустого массива или количество удаляемых элементов будет превышать количество имеющихся элементов (строк, столбцов). В этом случае должно быть выведено сообщение об ошибке. </text:p>
        </text:list-item>
      </text:list>
      <text:h text:style-name="P22" text:outline-level="2"><text:span text:style-name="T21"/></text:h>
      <text:h text:style-name="Heading_20_2" text:outline-level="2">5 Содержание отчета</text:h>
      <text:p text:style-name="P42">Составьте отчет по Лаб.Р., который включает: постановку задачи, исходны<text:span text:style-name="T22">й</text:span> текст приложения, описание входных, выходных и промежуточных данных, используемых функций, <text:span text:style-name="T22">демонстрация консольного вывода</text:span>.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Regular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2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8H2M29S</meta:editing-duration>
    <meta:editing-cycles>60</meta:editing-cycles>
    <meta:generator>LibreOffice/24.8.2.1$Windows_X86_64 LibreOffice_project/0f794b6e29741098670a3b95d60478a65d05ef13</meta:generator>
    <dc:title>Реферат ГОСТ</dc:title>
    <dc:date>2024-10-29T08:21:37.303000000</dc:date>
    <meta:print-date>2024-10-28T00:00:41.522619861</meta:print-date>
    <meta:printed-by>Файлы PDF</meta:printed-by>
    <meta:document-statistic meta:table-count="2" meta:image-count="0" meta:object-count="0" meta:page-count="8" meta:paragraph-count="198" meta:word-count="1155" meta:character-count="7923" meta:non-whitespace-character-count="6850"/>
  </office:meta>
</office:document-meta>
</file>